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88pt" style:font-size-asian="88pt" style:font-size-complex="8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Linear Adaptive System</text:span></text:p>
            <text:p>Sagar Gir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 text:style-name="P1">ADAPTIVE LINEAR SYSTEM FRAMEWORK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 text:style-name="P1">Given two signals x and y, we decompose the distortion signal ∆x = y − x using an adaptive linear system L(x, y):</text:p>
            <text:p text:style-name="P1"/>
            <text:p text:style-name="P2"><text:span text:style-name="T2">∆</text:span><text:span text:style-name="T2">x = L(x, y) ∆c</text:span></text:p>
            <text:p text:style-name="P1"><text:span text:style-name="T3"/></text:p>
            <text:p text:style-name="P1"><text:span text:style-name="T3"/></text:p>
            <text:p text:style-name="P1"><text:span text:style-name="T3">The distortion measure between x and y may then be defined as a function of the coefficients ∆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text-style-name="P1" draw:layer="layout" svg:width="25.199cm" svg:height="3.506cm" svg:x="1.4cm" svg:y="0.837cm" presentation:class="title">
          <draw:text-box>
            <text:p text:style-name="P1">Applications of adaptive system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/>what we can do with adaptive systems is like what we can do with computer programming.</text:p>
                <text:p text:style-name="P2"><text:span text:style-name="T2">more or less anything that deals with information.</text:span></text:p>
              </text:list-item>
              <text:list-item>
                <text:p text:style-name="P1"><text:span text:style-name="T3">Certain standard problems and problem types that adaptive systems are applied to are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text-style-name="P1" draw:layer="layout" svg:width="25.199cm" svg:height="3.506cm" svg:x="1.4cm" svg:y="0.837cm" presentation:class="title">
          <draw:text-box>
            <text:p text:style-name="P1">Applications of adaptive systems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Function modeling</text:span></text:p>
                <text:list>
                  <text:list-item>
                    <text:p><text:span text:style-name="T3">Problems solved with function modeling are those where we wish to determine numeric outputs given a set of numeric inputs. </text:span></text:p>
                  </text:list-item>
                  <text:list-item>
                    <text:p><text:span text:style-name="T3">The adaptive system builds a model that finds the relationship between the inputs and the wanted output.</text:span></text:p>
                  </text:list-item>
                  <text:list-item>
                    <text:p><text:span text:style-name="T3"><text:s/></text:span><text:span text:style-name="T3">An example would be estimating house prices (output) given a number of metrics as input (house size, land size, distance to nearest school....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 text:style-name="P1">Applications of adaptive systems</text:p>
          </draw:text-box>
        </draw:frame>
        <draw:frame presentation:style-name="pr6" draw:text-style-name="P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Classification</text:span></text:p>
                <text:list>
                  <text:list-item>
                    <text:p><text:span text:style-name="T3">Classification is a special case of function modeling which deals specifically with pattern recognition. </text:span></text:p>
                  </text:list-item>
                  <text:list-item>
                    <text:p><text:span text:style-name="T3">The adaptive system learns how to categorize the input it receives into a set of classes. </text:span></text:p>
                  </text:list-item>
                  <text:list-item>
                    <text:p><text:span text:style-name="T3">Example:</text:span></text:p>
                    <text:list>
                      <text:list-item>
                        <text:p><text:span text:style-name="T3">handwriting recognition (input: image, output: text/number)</text:span></text:p>
                      </text:list-item>
                      <text:list-item>
                        <text:p><text:span text:style-name="T3">beer quality testing (input: chemical readings, output: quality classes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The adaptive system is trained with example inputs and their classes. From that the adaptive system builds a general classifier that can then be used on new input da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 text:style-name="P1">Applications of adaptive systems</text:p>
          </draw:text-box>
        </draw:frame>
        <draw:frame presentation:style-name="pr6" draw:text-style-name="P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Dynamic filtering.</text:span></text:p>
                <text:list>
                  <text:list-item>
                    <text:p><text:span text:style-name="T3">The problems described above all deal with static data ­ i.e. where one specific input always should lead to one specific output.</text:span></text:p>
                  </text:list-item>
                  <text:list-item>
                    <text:p><text:span text:style-name="T3">A typical dynamic filtering problem is for instance adaptive noise reduction which can be used to very efficiently remove noise from for instance audio signals.</text:span></text:p>
                  </text:list-item>
                  <text:list-item>
                    <text:p><text:span text:style-name="T3">Another example of a dynamic filtering problem is for instance classification of signal dynamics. One such example is body­ movement recognition, where a person is uniquely identified based on the way that individual mov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 presentation:user-transformed="true">
          <draw:text-box>
            <text:p text:style-name="P1">Applications of adaptive systems</text:p>
          </draw:text-box>
        </draw:frame>
        <draw:frame presentation:style-name="pr6" draw:text-style-name="P3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Anomaly detection</text:span></text:p>
                <text:list>
                  <text:list-item>
                    <text:p><text:span text:style-name="T3">Adaptive systems can be trained to learn the behavior of a system (or person) and can react when that behavior becomes uncharacteristic. This is called anomaly detection or novelty filtering. </text:span></text:p>
                  </text:list-item>
                  <text:list-item>
                    <text:p><text:span text:style-name="T3">A typical example would be network security where the network traffic of a computer is monitored and reported to an adaptive system. The adaptive system then over time builds up a model of what constitutes normal operation.</text:span></text:p>
                  </text:list-item>
                  <text:list-item>
                    <text:p><text:span text:style-name="T3"><text:s/></text:span><text:span text:style-name="T3">When something out of the ordinary (such as a hacking attempt) occurs, the adaptive system reports it. </text:span></text:p>
                  </text:list-item>
                  <text:list-item>
                    <text:p><text:span text:style-name="T3">Anomaly detection is also important in industrial plants as well as medical monitoring equipment. They can also be used as financial market indicat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 text:style-name="P1">Practical us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inancial forecasting</text:p>
              </text:list-item>
              <text:list-item>
                <text:p>Fraud detection </text:p>
              </text:list-item>
              <text:list-item>
                <text:p>Market segmentation</text:p>
              </text:list-item>
              <text:list-item>
                <text:p>Credit ratings</text:p>
              </text:list-item>
              <text:list-item>
                <text:p>Real estate evaluation</text:p>
              </text:list-item>
              <text:list-item>
                <text:p>Human 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 text:style-name="P1">Use in industri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lant modeling and control</text:p>
              </text:list-item>
              <text:list-item>
                <text:p>Electrical load balancing<text:tab/></text:p>
              </text:list-item>
              <text:list-item>
                <text:p>Robotic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 text:style-name="P1">Use in consumer produ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ashing machines </text:p>
              </text:list-item>
              <text:list-item>
                <text:p>Optical mice</text:p>
              </text:list-item>
              <text:list-item>
                <text:p>Toasters</text:p>
              </text:list-item>
              <text:list-item>
                <text:p>Ink-jet printers </text:p>
              </text:list-item>
              <text:list-item>
                <text:p>Microwave ovens </text:p>
              </text:list-item>
              <text:list-item>
                <text:p>Digital camer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 text:style-name="P1">Use in Medic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Medical diagnosis </text:p>
              </text:list-item>
              <text:list-item>
                <text:p>Bio informatics</text:p>
              </text:list-item>
              <text:list-item>
                <text:p>Drug interaction predi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 text:style-name="P1">Use in Softwar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ecurity </text:p>
              </text:list-item>
              <text:list-item>
                <text:p>Search engines</text:p>
              </text:list-item>
              <text:list-item>
                <text:p>Pattern Recognition </text:p>
              </text:list-item>
              <text:list-item>
                <text:p>Computer Ga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4" draw:layer="layout" svg:width="19.558cm" svg:height="3.722cm" draw:transform="skewX (-2.55794052743048E-017) rotate (0.220260551601684) translate (3.386cm 6.5cm)">
          <draw:text-box>
            <text:p text:style-name="P4"><text:span text:style-name="T4">THANK YOU</text:span></text:p>
          </draw:text-box>
        </draw:frame>
        <draw:frame draw:style-name="gr2" draw:layer="layout" svg:width="23.622cm" svg:height="4.517cm" svg:x="2.032cm" svg:y="14.478cm">
          <draw:text-box>
            <text:p>Source:</text:p>
            <text:p><text:a xlink:href="http://www.peltarion.com/doc/index.php?title=Applications_of_adaptive_systems" xlink:type="simple">http://www.peltarion.com/doc/index.php?title=Applications_of_adaptive_systems</text:a></text:p>
            <text:p/>
            <text:p>Paper on: <text:span text:style-name="T2">AN ADAPTIVE LINEAR SYSTEM FRAMEWORK FOR IMAGE DISTORTION ANALYSIS</text:span> by Zhou Wang and Eero P. Simoncelli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4T23:21:04.631049207</meta:creation-date>
    <dc:date>2015-06-15T09:41:04.673952803</dc:date>
    <meta:editing-duration>PT34M6S</meta:editing-duration>
    <meta:editing-cycles>6</meta:editing-cycles>
    <meta:generator>LibreOffice/4.2.8.2$Linux_X86_64 LibreOffice_project/420m0$Build-2</meta:generator>
    <meta:document-statistic meta:object-count="72"/>
  </office:meta>
</office:document-meta>
</file>